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2">
      <style:table-cell-properties style:text-align-source="fix" style:repeat-content="false" style:vertical-align="bottom"/>
      <style:paragraph-properties fo:text-align="end" fo:margin-left="0mm"/>
    </style:style>
    <style:style style:name="ce3" style:family="table-cell" style:parent-style-name="Default" style:data-style-name="N4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2" svg:width="311.13mm" svg:height="188.59mm" svg:x="144mm" svg:y="3.72mm">
            <loext:p draw:notify-on-update-of-ranges="Лист1.B3:Лист1.E3 Лист1.B9:Лист1.E9 Лист1.B9:Лист1.E9 Лист1.A7:Лист1.A7 Лист1.B10:Лист1.E10 Лист1.B14:Лист1.E14 Лист1.A12:Лист1.A12 Лист1.B15:Лист1.E15" text:style-name="P1">
              <text:s/>
            </loext:p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 = 15000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ось 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ось y</text:p>
          </table:table-cell>
          <table:table-cell table:style-name="ce2" office:value-type="float" office:value="1.606093" calcext:value-type="float">
            <text:p>1,61</text:p>
          </table:table-cell>
          <table:table-cell table:style-name="ce3" office:value-type="float" office:value="3.151753" calcext:value-type="float">
            <text:p>3,15</text:p>
          </table:table-cell>
          <table:table-cell table:style-name="ce1" office:value-type="float" office:value="4.640898" calcext:value-type="float">
            <text:p>4,640898</text:p>
          </table:table-cell>
          <table:table-cell table:style-name="ce1" office:value-type="float" office:value="5.437246" calcext:value-type="float">
            <text:p>5,43724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rallel(v1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ось y</text:p>
          </table:table-cell>
          <table:table-cell office:value-type="float" office:value="1.582839" calcext:value-type="float">
            <text:p>1,582839</text:p>
          </table:table-cell>
          <table:table-cell office:value-type="float" office:value="2.525774" calcext:value-type="float">
            <text:p>2,525774</text:p>
          </table:table-cell>
          <table:table-cell office:value-type="float" office:value="2.570469" calcext:value-type="float">
            <text:p>2,570469</text:p>
          </table:table-cell>
          <table:table-cell office:value-type="float" office:value="2.57496" calcext:value-type="float">
            <text:p>2,574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allel(v2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ось y</text:p>
          </table:table-cell>
          <table:table-cell office:value-type="float" office:value="1.873926" calcext:value-type="float">
            <text:p>1,873926</text:p>
          </table:table-cell>
          <table:table-cell office:value-type="float" office:value="3.683196" calcext:value-type="float">
            <text:p>3,683196</text:p>
          </table:table-cell>
          <table:table-cell office:value-type="float" office:value="4.033037" calcext:value-type="float">
            <text:p>4,033037</text:p>
          </table:table-cell>
          <table:table-cell office:value-type="float" office:value="4.176607" calcext:value-type="float">
            <text:p>4,176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.00.0000</text:date>, <text:time style:data-style-name="N2" text:time-value="07:54:25.9133486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0:58.817013832</meta:creation-date>
    <dc:date>2017-04-17T09:33:22.795539696</dc:date>
    <meta:editing-duration>PT2H7M48S</meta:editing-duration>
    <meta:editing-cycles>5</meta:editing-cycles>
    <meta:generator>LibreOffice/5.2.6.2$Linux_X86_64 LibreOffice_project/20m0$Build-2</meta:generator>
    <meta:document-statistic meta:table-count="1" meta:cell-count="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8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" chart:maximum="8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114cm" svg:height="18.86cm" xlink:href=".." xlink:type="simple" chart:class="chart:scatter" chart:style-name="ch1">
        <chart:title svg:x="10.261cm" svg:y="0.513cm" chart:style-name="ch2">
          <text:p>Метод последовательных итераций Якоби (Jacobi)</text:p>
        </chart:title>
        <chart:legend chart:legend-position="end" svg:x="28.05cm" svg:y="8.633cm" style:legend-expansion="high" chart:style-name="ch3"/>
        <chart:plot-area chart:style-name="ch4" table:cell-range-address="Лист1.B3:Лист1.E3 Лист1.B9:Лист1.E10 Лист1.A7:Лист1.A7 Лист1.A12:Лист1.A12 Лист1.B15:Лист1.E15" chart:data-source-has-labels="row" svg:x="1.633cm" svg:y="1.669cm" svg:width="25.795cm" svg:height="15.833cm">
          <chartooo:coordinate-region svg:x="2.36cm" svg:y="1.868cm" svg:width="24.974cm" svg:height="14.987cm"/>
          <chart:axis chart:dimension="x" chart:name="primary-x" chart:style-name="ch5">
            <chart:title svg:x="13.705cm" svg:y="17.879cm" chart:style-name="ch6">
              <text:p>Потоки (Р)</text:p>
            </chart:title>
            <chart:grid chart:style-name="ch7" chart:class="major"/>
          </chart:axis>
          <chart:axis chart:dimension="y" chart:name="primary-y" chart:style-name="ch8">
            <chart:title svg:x="0.451cm" svg:y="11.534cm" chart:style-name="ch9">
              <text:p>Коэфицент ускорения (S)</text:p>
            </chart:title>
            <chart:grid chart:style-name="ch7" chart:class="major"/>
          </chart:axis>
          <chart:series chart:style-name="ch10" chart:values-cell-range-address="Лист1.B9:Лист1.E9" loext:label-string="linear" chart:class="chart:scatter">
            <chart:domain table:cell-range-address="Лист1.B3:Лист1.E3"/>
            <chart:data-point chart:repeated="4"/>
          </chart:series>
          <chart:series chart:style-name="ch11" chart:values-cell-range-address="Лист1.B10:Лист1.E10" chart:label-cell-address="Лист1.A7:Лист1.A7" chart:class="chart:scatter">
            <chart:domain table:cell-range-address="Лист1.B9:Лист1.E9"/>
            <chart:data-point chart:repeated="4"/>
          </chart:series>
          <chart:series chart:style-name="ch12" chart:values-cell-range-address="Лист1.B15:Лист1.E15" chart:label-cell-address="Лист1.A12:Лист1.A12" chart:class="chart:scatter">
            <chart:domain table:cell-range-address="Лист1.B14:Лист1.E14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3</text:p>
              </table:table-cell>
              <table:table-cell office:value-type="string">
                <text:p>linear</text:p>
              </table:table-cell>
              <table:table-cell office:value-type="string">
                <text:p>Строка 9</text:p>
              </table:table-cell>
              <table:table-cell office:value-type="string">
                <text:p>Parallel(v1)</text:p>
                <draw:g>
                  <svg:desc>Лист1.A7:Лист1.A7</svg:desc>
                </draw:g>
              </table:table-cell>
              <table:table-cell office:value-type="string">
                <text:p>Строка 14</text:p>
              </table:table-cell>
              <table:table-cell office:value-type="string">
                <text:p>Parallel(v2)</text:p>
                <draw:g>
                  <svg:desc>Лист1.A12:Лист1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  <table:table-cell office:value-type="float" office:value="2">
                <text:p>2</text:p>
                <draw:g>
                  <svg:desc>Лист1.B9:Лист1.E9</svg:desc>
                </draw:g>
              </table:table-cell>
              <table:table-cell office:value-type="float" office:value="2">
                <text:p>2</text:p>
                <draw:g>
                  <svg:desc>Лист1.B9:Лист1.E9</svg:desc>
                </draw:g>
              </table:table-cell>
              <table:table-cell office:value-type="float" office:value="1.582839">
                <text:p>1.582839</text:p>
                <draw:g>
                  <svg:desc>Лист1.B10:Лист1.E10</svg:desc>
                </draw:g>
              </table:table-cell>
              <table:table-cell office:value-type="float" office:value="2">
                <text:p>2</text:p>
                <draw:g>
                  <svg:desc>Лист1.B14:Лист1.E14</svg:desc>
                </draw:g>
              </table:table-cell>
              <table:table-cell office:value-type="float" office:value="1.873926">
                <text:p>1.873926</text:p>
                <draw:g>
                  <svg:desc>Лист1.B15:Лист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25774">
                <text:p>2.525774</text:p>
              </table:table-cell>
              <table:table-cell office:value-type="float" office:value="4">
                <text:p>4</text:p>
              </table:table-cell>
              <table:table-cell office:value-type="float" office:value="3.683196">
                <text:p>3.68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570469">
                <text:p>2.570469</text:p>
              </table:table-cell>
              <table:table-cell office:value-type="float" office:value="6">
                <text:p>6</text:p>
              </table:table-cell>
              <table:table-cell office:value-type="float" office:value="4.033037">
                <text:p>4.033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7496">
                <text:p>2.57496</text:p>
              </table:table-cell>
              <table:table-cell office:value-type="float" office:value="8">
                <text:p>8</text:p>
              </table:table-cell>
              <table:table-cell office:value-type="float" office:value="4.176607">
                <text:p>4.176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